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language="es" fo:country="MX" officeooo:rsid="001fa681" officeooo:paragraph-rsid="001fa681" style:language-asian="zxx" style:country-asian="none" style:language-complex="zxx" style:country-complex="none"/>
    </style:style>
    <style:style style:name="P2" style:family="paragraph" style:parent-style-name="Standard">
      <style:text-properties style:font-name="Arial" fo:language="es" fo:country="MX" officeooo:rsid="00234fc1" officeooo:paragraph-rsid="00234fc1" style:language-asian="zxx" style:country-asian="none" style:language-complex="zxx" style:country-complex="none"/>
    </style:style>
    <style:style style:name="P3" style:family="paragraph" style:parent-style-name="Standard">
      <style:text-properties style:font-name="Arial" fo:language="es" fo:country="MX" officeooo:rsid="00204b24" officeooo:paragraph-rsid="00204b24" style:language-asian="zxx" style:country-asian="none" style:language-complex="zxx" style:country-complex="none"/>
    </style:style>
    <style:style style:name="P4" style:family="paragraph" style:parent-style-name="Standard">
      <style:text-properties style:font-name="Arial" fo:language="es" fo:country="MX" officeooo:rsid="00218e7e" officeooo:paragraph-rsid="00218e7e" style:language-asian="zxx" style:country-asian="none" style:language-complex="zxx" style:country-complex="none"/>
    </style:style>
    <style:style style:name="P5" style:family="paragraph" style:parent-style-name="Standard">
      <style:text-properties style:font-name="Arial" fo:language="es" fo:country="MX" officeooo:rsid="0022366e" officeooo:paragraph-rsid="0022366e" style:language-asian="zxx" style:country-asian="none" style:language-complex="zxx" style:country-complex="none"/>
    </style:style>
    <style:style style:name="P6" style:family="paragraph" style:parent-style-name="Standard">
      <style:text-properties style:font-name="Arial" fo:language="es" fo:country="MX" officeooo:rsid="002a5039" officeooo:paragraph-rsid="002a5039" style:language-asian="zxx" style:country-asian="none" style:language-complex="zxx" style:country-complex="none"/>
    </style:style>
    <style:style style:name="P7" style:family="paragraph" style:parent-style-name="Standard">
      <style:paragraph-properties fo:text-align="center" style:justify-single-word="false"/>
      <style:text-properties style:font-name="Arial" fo:language="es" fo:country="MX" fo:font-weight="bold" officeooo:rsid="001fa681" officeooo:paragraph-rsid="001fa681" style:language-asian="zxx" style:country-asian="none" style:font-weight-asian="bold" style:language-complex="zxx" style:country-complex="none" style:font-weight-complex="bold"/>
    </style:style>
    <style:style style:name="P8" style:family="paragraph" style:parent-style-name="Standard">
      <style:text-properties style:font-name="Arial" fo:language="es" fo:country="MX" fo:font-weight="bold" officeooo:rsid="001fa681" officeooo:paragraph-rsid="001fa681" style:language-asian="zxx" style:country-asian="none" style:font-weight-asian="bold" style:language-complex="zxx" style:country-complex="none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fo:language="es" fo:country="MX" fo:font-weight="bold" officeooo:rsid="002c1f3d" officeooo:paragraph-rsid="002c1f3d" style:language-asian="zxx" style:country-asian="none" style:font-weight-asian="bold" style:language-complex="zxx" style:country-complex="none" style:font-weight-complex="bold"/>
    </style:style>
    <style:style style:name="P10" style:family="paragraph" style:parent-style-name="Standard">
      <style:text-properties style:font-name="Arial" fo:language="es" fo:country="MX" fo:font-weight="bold" officeooo:rsid="00204b24" officeooo:paragraph-rsid="00204b24" style:language-asian="zxx" style:country-asian="none" style:font-weight-asian="bold" style:language-complex="zxx" style:country-complex="none" style:font-weight-complex="bold"/>
    </style:style>
    <style:style style:name="P11" style:family="paragraph" style:parent-style-name="Standard">
      <style:text-properties style:font-name="Arial" fo:language="es" fo:country="MX" fo:font-weight="bold" officeooo:rsid="00234fc1" officeooo:paragraph-rsid="00234fc1" style:language-asian="zxx" style:country-asian="none" style:font-weight-asian="bold" style:language-complex="zxx" style:country-complex="none" style:font-weight-complex="bold"/>
    </style:style>
    <style:style style:name="P12" style:family="paragraph" style:parent-style-name="Standard">
      <style:text-properties style:font-name="Arial" fo:language="es" fo:country="MX" fo:font-weight="bold" officeooo:rsid="0022366e" officeooo:paragraph-rsid="0022366e" style:language-asian="zxx" style:country-asian="none" style:font-weight-asian="bold" style:language-complex="zxx" style:country-complex="none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language="es" fo:country="MX" fo:font-weight="bold" officeooo:rsid="002d07bf" officeooo:paragraph-rsid="002d07bf" style:language-asian="zxx" style:country-asian="none" style:font-weight-asian="bold" style:language-complex="zxx" style:country-complex="none" style:font-weight-complex="bold"/>
    </style:style>
    <style:style style:name="P14" style:family="paragraph" style:parent-style-name="Standard">
      <style:text-properties style:font-name="Arial" fo:language="es" fo:country="MX" officeooo:rsid="00218e7e" officeooo:paragraph-rsid="00218e7e" style:language-asian="zxx" style:country-asian="none" style:language-complex="zxx" style:country-complex="none"/>
    </style:style>
    <style:style style:name="P15" style:family="paragraph" style:parent-style-name="Standard">
      <style:text-properties style:font-name="Arial" fo:language="es" fo:country="MX" officeooo:rsid="00218e7e" officeooo:paragraph-rsid="0030aa7b" style:language-asian="zxx" style:country-asian="none" style:language-complex="zxx" style:country-complex="none"/>
    </style:style>
    <style:style style:name="T1" style:family="text">
      <style:text-properties officeooo:rsid="0021f76b"/>
    </style:style>
    <style:style style:name="T2" style:family="text">
      <style:text-properties officeooo:rsid="00234fc1"/>
    </style:style>
    <style:style style:name="T3" style:family="text">
      <style:text-properties officeooo:rsid="00275e8f"/>
    </style:style>
    <style:style style:name="T4" style:family="text">
      <style:text-properties officeooo:rsid="002a5039"/>
    </style:style>
    <style:style style:name="T5" style:family="text">
      <style:text-properties officeooo:rsid="002bf29a"/>
    </style:style>
    <style:style style:name="T6" style:family="text">
      <style:text-properties officeooo:rsid="002c0d86"/>
    </style:style>
    <style:style style:name="T7" style:family="text">
      <style:text-properties officeooo:rsid="002dfd24"/>
    </style:style>
    <style:style style:name="T8" style:family="text">
      <style:text-properties officeooo:rsid="0030aa7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Realsoft</text:p>
      <text:p text:style-name="P9"/>
      <text:p text:style-name="P7">Proyecto de papelaria</text:p>
      <text:p text:style-name="P7"/>
      <text:p text:style-name="P13">Documento general</text:p>
      <text:p text:style-name="P1"/>
      <text:p text:style-name="P8"><text:span text:style-name="T2">Roles</text:span>:</text:p>
      <text:p text:style-name="P1"/>
      <text:p text:style-name="P1">-Product Owner: Heber Blas Cruz <text:span text:style-name="T5">Rodríguez</text:span></text:p>
      <text:p text:style-name="P1">-Scrum Master: Luis Gerardo Alarcón Ríos</text:p>
      <text:p text:style-name="P1">-Scrum Team: <text:span text:style-name="T5">Jesús</text:span> Abimael <text:span text:style-name="T5">Márquez</text:span> <text:span text:style-name="T5">Sánchez</text:span></text:p>
      <text:p text:style-name="P1"><text:tab/> <text:s text:c="10"/>Johana Karime <text:span text:style-name="T5">Martínez</text:span> Her<text:span text:style-name="T5">rera</text:span></text:p>
      <text:p text:style-name="P1"><text:tab/> <text:s text:c="10"/>Heber Blas Cruz <text:span text:style-name="T5">Rodríguez</text:span></text:p>
      <text:p text:style-name="P1"><text:tab/> <text:s text:c="10"/>Luis Gerardo Alarcón Ríos</text:p>
      <text:p text:style-name="P1"/>
      <text:p text:style-name="P11">Medios de Comunicación:</text:p>
      <text:p text:style-name="P11"/>
      <text:p text:style-name="P2">-Grupo de Whatsapp</text:p>
      <text:p text:style-name="P2">-<text:span text:style-name="T5">Correo</text:span> <text:span text:style-name="T5">electrónico</text:span> individual.</text:p>
      <text:p text:style-name="P1"/>
      <text:p text:style-name="P10">Estructura de archivos del repositorio:</text:p>
      <text:p text:style-name="P3"/>
      <text:p text:style-name="P4">-Documentos</text:p>
      <text:p text:style-name="P15"><text:tab/>-<text:span text:style-name="T8">General</text:span><text:tab/><text:tab/><text:span text:style-name="T4">=Documento del proyecto, etc.</text:span></text:p>
      <text:p text:style-name="P4"><text:tab/>-<text:span text:style-name="T5">Análisis</text:span><text:tab/><text:tab/><text:span text:style-name="T4">=Requerimientos, etc.</text:span></text:p>
      <text:p text:style-name="P4"><text:tab/>-<text:span text:style-name="T4">Planeación<text:tab/><text:tab/>=Historias de usuario, etc.</text:span></text:p>
      <text:p text:style-name="P4"><text:tab/>-<text:span text:style-name="T3">Diseño<text:tab/><text:tab/>=Diagramas, prototipos de GUI, etc.</text:span></text:p>
      <text:p text:style-name="P4"><text:tab/>-Desar<text:span text:style-name="T1">ro</text:span>llo<text:tab/><text:tab/><text:span text:style-name="T4">=Retrospectivas, revisiones, etc.</text:span></text:p>
      <text:p text:style-name="P4"><text:tab/>-<text:span text:style-name="T5">Pruebas</text:span><text:tab/><text:tab/><text:span text:style-name="T4">=Pruebas de validación, etc.</text:span></text:p>
      <text:p text:style-name="P4"><text:tab/>-Documentación<text:tab/><text:span text:style-name="T4">=Manuales, etc.</text:span></text:p>
      <text:p text:style-name="P4">-C<text:span text:style-name="T4">ó</text:span>digo<text:tab/><text:tab/><text:tab/><text:span text:style-name="T4">=Código Fuente del proyecto</text:span></text:p>
      <text:p text:style-name="P4"/>
      <text:p text:style-name="P12">Nomenclatura de archivos:</text:p>
      <text:p text:style-name="P5"/>
      <text:p text:style-name="P5">RealSoft_[Nombre archivo]_Ver[Versión de archivo #.#].[Extensión]</text:p>
      <text:p text:style-name="P5"/>
      <text:p text:style-name="P5">-<text:span text:style-name="T7">Los archivos deberán estan escrito con estilo CamelCase</text:span></text:p>
      <text:p text:style-name="P6">-Los archivos iniciaran con la versión 1.0. </text:p>
      <text:p text:style-name="P6">-Se incrementará el segundo numeró si se <text:span text:style-name="T5">corrigieron</text:span> errores o se complemento la <text:span text:style-name="T5">información</text:span> ya escrita. <text:span text:style-name="T6">(No se agregaron nuevos temas)</text:span></text:p>
      <text:p text:style-name="P6">-Se incrementará el primer número si se agrega nueva <text:span text:style-name="T5">informació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8M44S</meta:editing-duration>
    <meta:editing-cycles>20</meta:editing-cycles>
    <meta:generator>LibreOffice/5.4.4.2$Windows_X86_64 LibreOffice_project/2524958677847fb3bb44820e40380acbe820f960</meta:generator>
    <dc:date>2018-10-29T16:04:03.810000000</dc:date>
    <meta:document-statistic meta:table-count="0" meta:image-count="0" meta:object-count="0" meta:page-count="1" meta:paragraph-count="29" meta:word-count="142" meta:character-count="1116" meta:non-whitespace-character-count="951"/>
    <meta:user-defined meta:name="Info 1"/>
    <meta:user-defined meta:name="Info 2"/>
    <meta:user-defined meta:name="Info 3"/>
    <meta:user-defined meta:name="Info 4"/>
  </office:meta>
</office:document-meta>
</file>